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P1" style:family="paragraph" style:parent-style-name="Header">
      <style:text-properties fo:language="en" fo:country="GB" officeooo:rsid="0016149f" officeooo:paragraph-rsid="0089f107"/>
    </style:style>
    <style:style style:name="P2" style:family="paragraph" style:parent-style-name="normal" style:master-page-name="Standard">
      <style:paragraph-properties fo:text-align="center" style:justify-single-word="false" style:page-number="1"/>
      <style:text-properties fo:font-size="22pt" fo:language="en" fo:country="GB" fo:font-weight="bold" officeooo:rsid="00672868" officeooo:paragraph-rsid="00714ecb" style:font-size-asian="22pt" style:font-weight-asian="bold" style:font-size-complex="22pt" style:font-weight-complex="bold"/>
    </style:style>
    <style:style style:name="P3" style:family="paragraph" style:parent-style-name="normal">
      <style:paragraph-properties fo:text-align="start" style:justify-single-word="false"/>
      <style:text-properties fo:font-size="22pt" fo:language="en" fo:country="GB" fo:font-weight="bold" officeooo:rsid="00672868" officeooo:paragraph-rsid="00714ecb" style:font-size-asian="22pt" style:font-weight-asian="bold" style:font-size-complex="22pt" style:font-weight-complex="bold"/>
    </style:style>
    <style:style style:name="T1" style:family="text">
      <style:text-properties officeooo:rsid="0089f107"/>
    </style:style>
    <style:style style:name="T2" style:family="text">
      <style:text-properties fo:font-weight="bold" officeooo:rsid="0089f10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  <text:sequence-decl text:display-outline-level="0" text:name="Ilustracja"/>
      </text:sequence-decls>
      <text:p text:style-name="P2">Exercise 1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Rysunek" style:family="paragraph" style:parent-style-name="Caption"/>
    <style:style style:name="Frame_20_contents" style:display-name="Frame contents" style:family="paragraph" style:parent-style-name="Standard" style:class="extra"/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Ilustracj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GB" officeooo:rsid="0016149f" officeooo:paragraph-rsid="0089f107"/>
    </style:style>
    <style:style style:name="MT1" style:family="text">
      <style:text-properties officeooo:rsid="0089f107"/>
    </style:style>
    <style:style style:name="MT2" style:family="text">
      <style:text-properties fo:font-weight="bold" officeooo:rsid="0089f107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n Tacakiewicz</text:p>
        <text:p text:style-name="MP1"><text:span text:style-name="MT1">Jędrzej Friska</text:span><text:tab/><text:span text:style-name="MT2">Unsupervised Learning</text:span><text:tab/><text:span text:style-name="MT1">Assignment 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1:03:31.624962667</meta:creation-date>
    <dc:date>2024-10-16T00:26:13.740929495</dc:date>
    <meta:editing-duration>PT9H55M18S</meta:editing-duration>
    <meta:editing-cycles>106</meta:editing-cycles>
    <meta:generator>LibreOffice/7.5.2.2$MacOSX_AARCH64 LibreOffice_project/53bb9681a964705cf672590721dbc85eb4d0c3a2</meta:generator>
    <meta:document-statistic meta:table-count="0" meta:image-count="0" meta:object-count="0" meta:page-count="1" meta:paragraph-count="3" meta:word-count="10" meta:character-count="74" meta:non-whitespace-character-count="67"/>
  </office:meta>
</office:document-meta>
</file>